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T3" style:parent-style-name="DefaultParagraphFont" style:family="text">
      <style:text-properties fo:font-size="15pt" style:font-size-asian="15pt" style:font-size-complex="15pt"/>
    </style:style>
    <style:style style:name="T4" style:parent-style-name="DefaultParagraphFont" style:family="text">
      <style:text-properties fo:font-size="15pt" style:font-size-asian="15pt" style:font-size-complex="15pt"/>
    </style:style>
    <style:style style:name="P5" style:parent-style-name="Standard" style:family="paragraph">
      <style:paragraph-properties fo:text-align="end"/>
      <style:text-properties fo:font-size="15pt" style:font-size-asian="15pt" style:font-size-complex="15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T8" style:parent-style-name="DefaultParagraphFon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P9" style:parent-style-name="Standard" style:family="paragraph">
      <style:paragraph-properties fo:text-align="center"/>
      <style:text-properties fo:color="#FF0000" fo:font-size="15pt" style:font-size-asian="15pt" style:font-size-complex="15pt"/>
    </style:style>
    <style:style style:name="P10" style:parent-style-name="Standard" style:family="paragraph">
      <style:paragraph-properties fo:text-align="justify"/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0" style:parent-style-name="Standard" style:family="paragraph">
      <style:paragraph-properties fo:text-align="center"/>
    </style:style>
    <style:style style:name="T21" style:parent-style-name="DefaultParagraphFont" style:family="text">
      <style:text-properties style:font-name="Calibri" style:font-name-complex="Calibri" fo:font-size="36pt" style:font-size-asian="36pt" style:font-size-complex="36pt"/>
    </style:style>
    <style:style style:name="T22" style:parent-style-name="DefaultParagraphFont" style:family="text">
      <style:text-properties style:font-name="Calibri" style:font-name-complex="Calibri" fo:font-size="36pt" style:font-size-asian="36pt" style:font-size-complex="36pt"/>
    </style:style>
    <style:style style:name="T23" style:parent-style-name="DefaultParagraphFont" style:family="text">
      <style:text-properties style:font-name="Calibri" style:font-name-complex="Calibri" fo:font-size="36pt" style:font-size-asian="36pt" style:font-size-complex="36pt"/>
    </style:style>
    <style:style style:name="P2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0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1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2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3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4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5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6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7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8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49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50" style:parent-style-name="Standard" style:list-style-name="LFO6" style:family="paragraph">
      <style:paragraph-properties fo:text-align="justify"/>
      <style:text-properties fo:font-size="15pt" style:font-size-asian="15pt" style:font-size-complex="15pt"/>
    </style:style>
    <style:style style:name="P51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2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3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5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6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7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8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9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0" style:parent-style-name="Standard" style:family="paragraph">
      <style:paragraph-properties fo:text-align="justify" fo:margin-left="0.5in">
        <style:tab-stops/>
      </style:paragraph-properties>
    </style:style>
    <style:style style:name="T61" style:parent-style-name="DefaultParagraphFont" style:family="text">
      <style:text-properties fo:font-size="15pt" style:font-size-asian="15pt" style:font-size-complex="15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</office:automatic-styles>
  <office:body>
    <office:text text:use-soft-page-breaks="true">
      <text:p text:style-name="P1"><text:span text:style-name="T3">03 Maggio<text:s/></text:span><text:span text:style-name="T4">2024</text:span></text:p>
      <text:p text:style-name="P5"/>
      <text:p text:style-name="P6"><text:span text:style-name="T7">9</text:span><text:span text:style-name="T8"><text:s/>Lezione Embedded</text:span></text:p>
      <text:p text:style-name="P9"/>
      <text:p text:style-name="P10">Lettura dei dati Analogici<text:s/>:</text:p>
      <text:p text:style-name="P11"/>
      <text:p text:style-name="P12">ADC <text:s/>-&gt; leggere stati e valori del analogico digitale -&gt; discretizzare valore in base <text:s/>alle condizione neccessarie -&gt; risoluzione più bassa<text:s/>-&gt; dipende da cosa ti serve</text:p>
      <text:p text:style-name="P13"/>
      <text:p text:style-name="P14">Convertiore che da dispositivo -&gt; che converte da un min e un max -&gt; conversione da un unità di misura ad un’altra -&gt; <text:s/>conversione grandezza fisica in tensione <text:s/>(diversi valori) -&gt; in base a come richiesto -&gt; conversione in un range binario<text:s/></text:p>
      <text:p text:style-name="P15"/>
      <text:p text:style-name="P16">Decido l’intervallo che mi serve in base alle condizioni neccessarie<text:s/></text:p>
      <text:p text:style-name="P17"/>
      <text:p text:style-name="P18">Formula risoluzione</text:p>
      <text:p text:style-name="P19"/>
      <text:p text:style-name="P20"><draw:frame draw:style-name="a0" text:anchor-type="as-char" svg:x="0in" svg:y="0in" svg:width="1.40833in" svg:height="1.13333in" style:rel-width="scale" style:rel-height="scale"><draw:object xlink:href="Object 1/" xlink:type="simple" xlink:show="embed" xlink:actuate="onLoad"/></draw:frame><text:span text:style-name="T21"><text:s/>=<text:s/></text:span><draw:frame draw:style-name="a1" text:anchor-type="as-char" svg:x="0in" svg:y="0in" svg:width="1.375in" svg:height="1.13333in" style:rel-width="scale" style:rel-height="scale"><draw:object xlink:href="Object 2/" xlink:type="simple" xlink:show="embed" xlink:actuate="onLoad"/></draw:frame><text:span text:style-name="T22"><text:s/>=<text:s/></text:span><draw:frame draw:style-name="a2" text:anchor-type="as-char" svg:x="0in" svg:y="0in" svg:width="0.83333in" svg:height="1.14167in" style:rel-width="scale" style:rel-height="scale"><draw:object xlink:href="Object 3/" xlink:type="simple" xlink:show="embed" xlink:actuate="onLoad"/></draw:frame><text:span text:style-name="T23"><text:s/>= 19,6 mV</text:span></text:p>
      <text:p text:style-name="P24"/>
      <text:p text:style-name="P25"><text:s/></text:p>
      <text:p text:style-name="P26">Convertiori digitali -&gt; difficilmente dac (normalmente non serve) -&gt; in caso lo monti eseternamente<text:s/></text:p>
      <text:p text:style-name="P27"/>
      <text:p text:style-name="P28">DAC <text:s/>-&gt; più precisione del dato non è detto che mi serva</text:p>
      <text:soft-page-break/>
      <text:p text:style-name="P29">PWM -&gt; pulse with modulutation -&gt; modulazione con impulse -&gt; lampeggio modifico tempo di lampeggio rispetto a quanto sta spenta -&gt; come segnale analogico in uscita<text:s/>-&gt; converti in analogico</text:p>
      <text:p text:style-name="P30"/>
      <text:p text:style-name="P31">Regolazione della ventola in base alla velocità -&gt; riscaldare il resistore (rillevazione con l’ADC)<text:s/></text:p>
      <text:p text:style-name="P32"/>
      <text:p text:style-name="P33">Regolazione della ventola -&gt; regoli con PWM</text:p>
      <text:p text:style-name="P34"/>
      <text:p text:style-name="P35">PORTA -&gt; connessso con ingressi analogici per tutto <text:s/>il tempo del programma</text:p>
      <text:p text:style-name="P36"/>
      <text:p text:style-name="P37">Macchina -&gt; decide tutto dal multiplexer -&gt; dati letti in momenti diversi (in istanti diversi) -&gt; dati ad alte velocità di conversione -&gt; valutare tutte le ipotesi<text:s/></text:p>
      <text:p text:style-name="P38"/>
      <text:p text:style-name="P39">Registri dell’ADC</text:p>
      <text:list text:style-name="LFO6" text:continue-numbering="true">
        <text:list-item>
          <text:p text:style-name="P40">Configurazione <text:s/>-&gt; configurazione da analogico a digitale 10 bit (2 byte) -&gt; posso decidere anche di come mettere i dati, decido da bit ADFS)</text:p>
          <text:list text:continue-numbering="true">
            <text:list-item>
              <text:p text:style-name="P41">Giustificato ADFS</text:p>
              <text:list text:continue-numbering="true">
                <text:list-item>
                  <text:p text:style-name="P42">0 -&gt; DX</text:p>
                </text:list-item>
                <text:list-item>
                  <text:p text:style-name="P43">1 -&gt; SX</text:p>
                </text:list-item>
              </text:list>
            </text:list-item>
            <text:list-item>
              <text:p text:style-name="P44">ADCON0 <text:s/>-&gt; (8 bit occupati)</text:p>
              <text:list text:continue-numbering="true">
                <text:list-item>
                  <text:p text:style-name="P45">accendere o spegnere convertitore<text:s/></text:p>
                  <text:list text:continue-numbering="true">
                    <text:list-item>
                      <text:p text:style-name="P46">1 -&gt; accesso</text:p>
                    </text:list-item>
                    <text:list-item>
                      <text:p text:style-name="P47">0 -&gt; spento</text:p>
                    </text:list-item>
                  </text:list>
                </text:list-item>
              </text:list>
            </text:list-item>
            <text:list-item>
              <text:p text:style-name="P48">ADCON1 <text:s/>-&gt; (2 bit occupati)</text:p>
            </text:list-item>
            <text:list-item>
              <text:p text:style-name="P49">CH -&gt; channel (3 bit) -&gt; numericamente -&gt; quali bit converto in numero -&gt; insieme dei 3 bit dico numero che sto convertendo<text:s/></text:p>
            </text:list-item>
            <text:list-item>
              <text:p text:style-name="P50">Dalla selezione (ADCS0,ADCS1,ADCS2) decido in che ingresso analogico sono (da AN0 a AN9)</text:p>
            </text:list-item>
          </text:list>
        </text:list-item>
      </text:list>
      <text:p text:style-name="P51"/>
      <text:p text:style-name="P52">Conversione da analogico a digitale -&gt; richiedere diverse step -&gt; 15 passaggi -&gt; no istantanea -&gt; macchina che va questa opzione attivata -&gt; infine abbassa bit GO/DONE quando ha finito<text:s/></text:p>
      <text:p text:style-name="P53"/>
      <text:p text:style-name="P54"><text:tab/>GO/DONE -&gt;</text:p>
      <text:p text:style-name="P55"><text:tab/><text:tab/>O -&gt; imposto a basso</text:p>
      <text:p text:style-name="P56"><text:tab/><text:tab/>1 -&gt; imposto ad alto</text:p>
      <text:p text:style-name="P57"/>
      <text:p text:style-name="P58">ADCS0</text:p>
      <text:p text:style-name="P59">ADCS1</text:p>
      <text:p text:style-name="P60"><text:span text:style-name="T61">ADCS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IntestazioneCarattere" style:display-name="Intestazione Carattere" style:family="text" style:parent-style-name="DefaultParagraphFontWW"/>
    <style:style style:name="PièdipaginaCarattere" style:display-name="Piè di pagina Carattere" style:family="text" style:parent-style-name="DefaultParagraphFontWW"/>
    <style:style style:name="PlaceholderText" style:display-name="Placeholder Text" style:family="text" style:parent-style-name="DefaultParagraphFontWW">
      <style:text-properties fo:color="#808080"/>
    </style:style>
    <style:style style:name="CommentReference" style:display-name="Comment Reference" style:family="text" style:parent-style-name="DefaultParagraphFontWW">
      <style:text-properties fo:font-size="8pt" style:font-size-asian="8pt" style:font-size-complex="8pt"/>
    </style:style>
    <style:style style:name="TestocommentoCarattere" style:display-name="Testo commento Carattere" style:family="text" style:parent-style-name="DefaultParagraphFontWW">
      <style:text-properties fo:font-size="10pt" style:font-size-asian="10pt" style:font-size-complex="10pt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Arial" style:font-name-complex="Arial" fo:color="#1F1F1F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5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a Marano</meta:initial-creator>
    <dc:creator>Nicola Marano</dc:creator>
    <meta:creation-date>2023-10-12T07:03:00Z</meta:creation-date>
    <dc:date>2024-05-03T08:35:00Z</dc:date>
    <meta:template xlink:href="Normal.dotm" xlink:type="simple"/>
    <meta:editing-cycles>328</meta:editing-cycles>
    <meta:editing-duration>PT100620S</meta:editing-duration>
    <meta:user-defined meta:name="AppVersion">16.0000</meta:user-defined>
    <meta:document-statistic meta:page-count="3" meta:paragraph-count="4" meta:word-count="321" meta:character-count="2148" meta:row-count="15" meta:non-whitespace-character-count="1831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n>5</mml:mn>
      <mml:mo>-</mml:mo>
      <mml:mn>0</mml:mn>
    </mml:mrow>
    <mml:mrow>
      <mml:msup>
        <mml:mrow>
          <mml:mn>2</mml:mn>
        </mml:mrow>
        <mml:mrow>
          <mml:mi>n</mml:mi>
        </mml:mrow>
      </mml:msup>
      <mml:mo>-</mml:mo>
      <mml:mn>1</mml:mn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n>5</mml:mn>
      <mml:mo>-</mml:mo>
      <mml:mn>0</mml:mn>
    </mml:mrow>
    <mml:mrow>
      <mml:msup>
        <mml:mrow>
          <mml:mn>2</mml:mn>
        </mml:mrow>
        <mml:mrow>
          <mml:mn>8</mml:mn>
        </mml:mrow>
      </mml:msup>
      <mml:mo>-</mml:mo>
      <mml:mn>1</mml:mn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n>5</mml:mn>
    </mml:mrow>
    <mml:mrow>
      <mml:mn>255</mml:mn>
    </mml:mrow>
  </mml:mfrac>
</mml:math>
</file>